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80f" officeooo:paragraph-rsid="000f480f"/>
    </style:style>
    <style:style style:name="P2" style:family="paragraph" style:parent-style-name="Standard">
      <style:text-properties officeooo:rsid="00121331" officeooo:paragraph-rsid="00121331"/>
    </style:style>
    <style:style style:name="P3" style:family="paragraph" style:parent-style-name="Standard">
      <style:text-properties officeooo:paragraph-rsid="00121331"/>
    </style:style>
    <style:style style:name="T1" style:family="text">
      <style:text-properties officeooo:rsid="00121331"/>
    </style:style>
    <style:style style:name="T2" style:family="text">
      <style:text-properties officeooo:rsid="0013f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5 </text:p>
      <text:p text:style-name="P1">Xiao Qin</text:p>
      <text:p text:style-name="P1"/>
      <text:p text:style-name="P1">Problem 2</text:p>
      <text:p text:style-name="P1">Three customization:</text:p>
      <text:p text:style-name="P1"/>
      <text:p text:style-name="P1">1 print: welcome to vsh!</text:p>
      <text:p text:style-name="P1">2 print: time </text:p>
      <text:p text:style-name="P1">3 <text:span text:style-name="T1">print: pwd</text:span></text:p>
      <text:p text:style-name="P1"/>
      <text:p text:style-name="P1"/>
      <text:p text:style-name="P1"/>
      <text:p text:style-name="P1">Bonus</text:p>
      <text:p text:style-name="P2">1 <text:span text:style-name="T2">enter top <text:s/>to return a reference to the top element in the stack</text:span></text:p>
      <text:p text:style-name="P3"><text:span text:style-name="T1">2 enter ps <text:s/>t</text:span>o obtain <text:span text:style-name="T2">i</text:span>nformation about the processes currently on the system is to use the following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27:10.140074139</meta:creation-date>
    <dc:date>2018-07-17T18:12:42.611903653</dc:date>
    <meta:editing-duration>PT24M2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51" meta:character-count="266" meta:non-whitespace-character-count="220"/>
  </office:meta>
</office:document-meta>
</file>